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0">
      <style:text-properties fo:color="#000000" fo:font-size="11pt" style:font-size-asian="11pt" style:font-size-complex="11pt"/>
    </style:style>
    <style:style style:name="ce4" style:family="table-cell" style:parent-style-name="Hyperlink" style:data-style-name="N0">
      <style:text-properties fo:color="#000000" fo:font-size="11pt" style:font-size-asian="11pt" style:font-size-complex="11pt" style:text-underline-style="none" style:text-underline-type="none"/>
    </style:style>
    <style:style style:name="co1" style:family="table-column">
      <style:table-column-properties fo:break-before="auto" style:column-width="2.59291666666667cm" style:use-optimal-column-width="true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3.730625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1">
            <text:p>username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fname</text:p>
          </table:table-cell>
          <table:table-cell office:value-type="string" table:style-name="ce1">
            <text:p>lname</text:p>
          </table:table-cell>
          <table:table-cell office:value-type="string" table:style-name="ce1">
            <text:p>mail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aadha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-naina</text:p>
          </table:table-cell>
          <table:table-cell office:value-type="string" table:style-name="ce3">
            <text:p>Naina+Mehra</text:p>
          </table:table-cell>
          <table:table-cell office:value-type="string" table:style-name="ce1">
            <text:p>Naina</text:p>
          </table:table-cell>
          <table:table-cell office:value-type="string" table:style-name="ce1">
            <text:p>Mehra</text:p>
          </table:table-cell>
          <table:table-cell office:value-type="string" table:style-name="ce1">
            <text:p>nainamehra@gmail.com</text:p>
          </table:table-cell>
          <table:table-cell office:value-type="float" office:value="8869547854" table:style-name="ce1">
            <text:p>8869547854</text:p>
          </table:table-cell>
          <table:table-cell office:value-type="float" office:value="471817882819" table:style-name="ce2">
            <text:p>4718178828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-pun</text:p>
          </table:table-cell>
          <table:table-cell office:value-type="string" table:style-name="ce4">
            <text:p><text:a xlink:href="mailto:Doctor@2021">Doctor@2021</text:a></text:p>
          </table:table-cell>
          <table:table-cell office:value-type="string" table:style-name="ce1">
            <text:p>Punati</text:p>
          </table:table-cell>
          <table:table-cell office:value-type="string" table:style-name="ce1">
            <text:p>Soumya</text:p>
          </table:table-cell>
          <table:table-cell office:value-type="string" table:style-name="ce1">
            <text:p>soumyapunati@gmail.com</text:p>
          </table:table-cell>
          <table:table-cell office:value-type="float" office:value="9584677844" table:style-name="ce1">
            <text:p>9584677844</text:p>
          </table:table-cell>
          <table:table-cell office:value-type="float" office:value="841615923526" table:style-name="ce2">
            <text:p>8416159235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arav_</text:p>
          </table:table-cell>
          <table:table-cell office:value-type="string" table:style-name="ce4">
            <text:p><text:a xlink:href="mailto:AJ-new@2002">AJ-new@2002</text:a></text:p>
          </table:table-cell>
          <table:table-cell office:value-type="string" table:style-name="ce1">
            <text:p>Aarav</text:p>
          </table:table-cell>
          <table:table-cell office:value-type="string" table:style-name="ce1">
            <text:p>Jain</text:p>
          </table:table-cell>
          <table:table-cell office:value-type="string" table:style-name="ce1">
            <text:p>aaravjagadesh@gmail.com</text:p>
          </table:table-cell>
          <table:table-cell office:value-type="float" office:value="9544881265" table:style-name="ce1">
            <text:p>9544881265</text:p>
          </table:table-cell>
          <table:table-cell office:value-type="float" office:value="854925163355" table:style-name="ce2">
            <text:p>8549251633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d_shnk</text:p>
          </table:table-cell>
          <table:table-cell office:value-type="string" table:style-name="ce3">
            <text:p>Shankar#123</text:p>
          </table:table-cell>
          <table:table-cell office:value-type="string" table:style-name="ce1">
            <text:p>Shankar</text:p>
          </table:table-cell>
          <table:table-cell office:value-type="string" table:style-name="ce1">
            <text:p>Jadhav</text:p>
          </table:table-cell>
          <table:table-cell office:value-type="string" table:style-name="ce1">
            <text:p>shankarj@gmail.com</text:p>
          </table:table-cell>
          <table:table-cell office:value-type="float" office:value="7548456223" table:style-name="ce1">
            <text:p>7548456223</text:p>
          </table:table-cell>
          <table:table-cell office:value-type="float" office:value="948711542265" table:style-name="ce2">
            <text:p>948711542265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meta:initial-creator>Microsoft Office User</meta:initial-creator>
    <dc:creator>Microsoft Office User</dc:creator>
    <meta:creation-date>2022-11-03T14:08:09Z</meta:creation-date>
    <dc:date>2022-11-03T14:13:53Z</dc:date>
  </office:meta>
</office:document-meta>
</file>